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officeooo:paragraph-rsid="00089600" style:language-asian="zxx" style:country-asian="none" style:language-complex="zxx" style:country-complex="none"/>
    </style:style>
    <style:style style:name="P3" style:family="paragraph" style:parent-style-name="Standard">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4" style:family="paragraph" style:parent-style-name="Standard">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5" style:family="paragraph" style:parent-style-name="Standard">
      <style:text-properties fo:font-size="14pt" fo:language="zxx" fo:country="none" fo:font-weight="bold" officeooo:rsid="000f9377" officeooo:paragraph-rsid="000f9377" style:font-size-asian="14pt" style:language-asian="zxx" style:country-asian="none" style:font-weight-asian="bold" style:font-size-complex="14pt" style:language-complex="zxx" style:country-complex="none" style:font-weight-complex="bold"/>
    </style:style>
    <style:style style:name="P6" style:family="paragraph" style:parent-style-name="Standard">
      <style:text-properties fo:font-size="12pt" fo:language="zxx" fo:country="none" fo:font-weight="bold" officeooo:rsid="000a98d5" officeooo:paragraph-rsid="000a98d5" style:font-size-asian="10.5pt" style:language-asian="zxx" style:country-asian="none" style:font-weight-asian="bold" style:font-size-complex="12pt" style:language-complex="zxx" style:country-complex="none" style:font-weight-complex="bold"/>
    </style:style>
    <style:style style:name="P7" style:family="paragraph" style:parent-style-name="Standard">
      <style:text-properties fo:font-size="12pt" fo:language="zxx" fo:country="none" fo:font-weight="bold" officeooo:rsid="000a98d5" officeooo:paragraph-rsid="000fc698" style:font-size-asian="10.5pt" style:language-asian="zxx" style:country-asian="none" style:font-weight-asian="bold" style:font-size-complex="12pt" style:language-complex="zxx" style:country-complex="none" style:font-weight-complex="bold"/>
    </style:style>
    <style:style style:name="P8" style:family="paragraph" style:parent-style-name="Standard">
      <style:text-properties fo:font-size="12pt" fo:language="zxx" fo:country="none" fo:font-weight="bold" officeooo:rsid="000f4dc8" officeooo:paragraph-rsid="000f4dc8" style:font-size-asian="10.5pt" style:language-asian="zxx" style:country-asian="none" style:font-weight-asian="bold" style:font-size-complex="12pt" style:language-complex="zxx" style:country-complex="none" style:font-weight-complex="bold"/>
    </style:style>
    <style:style style:name="P9" style:family="paragraph" style:parent-style-name="Standard" style:master-page-name="">
      <loext:graphic-properties draw:fill="none"/>
      <style:paragraph-properties fo:margin-left="-0.101cm" fo:margin-right="0cm" fo:text-indent="0.101cm" style:auto-text-indent="false" style:page-number="auto" fo:background-color="transparent">
        <style:tab-stops>
          <style:tab-stop style:position="0.309cm"/>
          <style:tab-stop style:position="0.392cm"/>
        </style:tab-stops>
      </style:paragraph-properties>
      <style:text-properties fo:font-size="12pt" fo:language="zxx" fo:country="none" fo:font-weight="bold" officeooo:rsid="000f4dc8" officeooo:paragraph-rsid="000f4dc8" style:font-size-asian="10.5pt" style:language-asian="zxx" style:country-asian="none" style:font-weight-asian="bold" style:font-size-complex="12pt" style:language-complex="zxx" style:country-complex="none" style:font-weight-complex="bold"/>
    </style:style>
    <style:style style:name="P10" style:family="paragraph" style:parent-style-name="Standard">
      <style:text-properties fo:font-size="12pt" fo:language="zxx" fo:country="none" fo:font-weight="bold" officeooo:rsid="001cb5e5" officeooo:paragraph-rsid="001cb5e5" style:font-size-asian="10.5pt" style:language-asian="zxx" style:country-asian="none" style:font-weight-asian="bold" style:font-size-complex="12pt" style:language-complex="zxx" style:country-complex="none" style:font-weight-complex="bold"/>
    </style:style>
    <style:style style:name="P11" style:family="paragraph" style:parent-style-name="Standard">
      <style:text-properties fo:font-size="12pt" fo:language="zxx" fo:country="none" fo:font-weight="bold" officeooo:rsid="001d88bd" officeooo:paragraph-rsid="001d88bd" style:font-size-asian="10.5pt" style:language-asian="zxx" style:country-asian="none" style:font-weight-asian="bold" style:font-size-complex="12pt" style:language-complex="zxx" style:country-complex="none" style:font-weight-complex="bold"/>
    </style:style>
    <style:style style:name="P12" style:family="paragraph" style:parent-style-name="Standard">
      <style:text-properties fo:font-size="12pt" fo:language="zxx" fo:country="none" fo:font-weight="normal" officeooo:rsid="000950c2" officeooo:paragraph-rsid="000950c2" style:font-size-asian="10.5pt" style:language-asian="zxx" style:country-asian="none" style:font-weight-asian="normal" style:font-size-complex="12pt" style:language-complex="zxx" style:country-complex="none" style:font-weight-complex="normal"/>
    </style:style>
    <style:style style:name="P13" style:family="paragraph" style:parent-style-name="Standard">
      <style:text-properties fo:font-size="12pt" fo:language="zxx" fo:country="none" fo:font-weight="normal" officeooo:rsid="000950c2" officeooo:paragraph-rsid="000a98d5" style:font-size-asian="10.5pt" style:language-asian="zxx" style:country-asian="none" style:font-weight-asian="normal" style:font-size-complex="12pt" style:language-complex="zxx" style:country-complex="none" style:font-weight-complex="normal"/>
    </style:style>
    <style:style style:name="P14" style:family="paragraph" style:parent-style-name="Standard">
      <style:text-properties fo:font-size="12pt" fo:language="zxx" fo:country="none" fo:font-weight="normal" officeooo:rsid="000950c2" officeooo:paragraph-rsid="000f4dc8" style:font-size-asian="10.5pt" style:language-asian="zxx" style:country-asian="none" style:font-weight-asian="normal" style:font-size-complex="12pt" style:language-complex="zxx" style:country-complex="none" style:font-weight-complex="normal"/>
    </style:style>
    <style:style style:name="P15" style:family="paragraph" style:parent-style-name="Standard">
      <style:text-properties fo:font-size="12pt" fo:language="zxx" fo:country="none" fo:font-weight="normal" officeooo:rsid="000950c2" officeooo:paragraph-rsid="001cb5e5" style:font-size-asian="10.5pt" style:language-asian="zxx" style:country-asian="none" style:font-weight-asian="normal" style:font-size-complex="12pt" style:language-complex="zxx" style:country-complex="none" style:font-weight-complex="normal"/>
    </style:style>
    <style:style style:name="P16" style:family="paragraph" style:parent-style-name="Standard">
      <style:text-properties fo:font-size="12pt" fo:language="zxx" fo:country="none" fo:font-weight="normal" officeooo:rsid="000a0815" officeooo:paragraph-rsid="000a0815" style:font-size-asian="10.5pt" style:language-asian="zxx" style:country-asian="none" style:font-weight-asian="normal" style:font-size-complex="12pt" style:language-complex="zxx" style:country-complex="none" style:font-weight-complex="normal"/>
    </style:style>
    <style:style style:name="P17" style:family="paragraph" style:parent-style-name="Standard">
      <style:text-properties fo:font-size="12pt" fo:language="zxx" fo:country="none" fo:font-weight="normal" officeooo:rsid="000a0815" officeooo:paragraph-rsid="000a98d5" style:font-size-asian="10.5pt" style:language-asian="zxx" style:country-asian="none" style:font-weight-asian="normal" style:font-size-complex="12pt" style:language-complex="zxx" style:country-complex="none" style:font-weight-complex="normal"/>
    </style:style>
    <style:style style:name="P18" style:family="paragraph" style:parent-style-name="Standard">
      <style:text-properties fo:font-size="12pt" fo:language="zxx" fo:country="none" fo:font-weight="normal" officeooo:rsid="000a0815" officeooo:paragraph-rsid="000fc698" style:font-size-asian="10.5pt" style:language-asian="zxx" style:country-asian="none" style:font-weight-asian="normal" style:font-size-complex="12pt" style:language-complex="zxx" style:country-complex="none" style:font-weight-complex="normal"/>
    </style:style>
    <style:style style:name="P19" style:family="paragraph" style:parent-style-name="Standard">
      <style:text-properties fo:font-size="12pt" fo:language="zxx" fo:country="none" fo:font-weight="normal" officeooo:rsid="000a0815" officeooo:paragraph-rsid="001cb5e5"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text-properties fo:font-size="12pt" fo:language="zxx" fo:country="none" fo:font-weight="normal" officeooo:rsid="000a98d5" officeooo:paragraph-rsid="000a98d5" style:font-size-asian="10.5pt" style:language-asian="zxx" style:country-asian="none" style:font-weight-asian="normal" style:font-size-complex="12pt" style:language-complex="zxx" style:country-complex="none" style:font-weight-complex="normal"/>
    </style:style>
    <style:style style:name="P21" style:family="paragraph" style:parent-style-name="Standard">
      <style:text-properties fo:font-size="12pt" fo:language="zxx" fo:country="none" fo:font-weight="normal" officeooo:rsid="000f4dc8" officeooo:paragraph-rsid="000f4dc8" style:font-size-asian="10.5pt" style:language-asian="zxx" style:country-asian="none" style:font-weight-asian="normal" style:font-size-complex="12pt" style:language-complex="zxx" style:country-complex="none" style:font-weight-complex="normal"/>
    </style:style>
    <style:style style:name="P22" style:family="paragraph" style:parent-style-name="Standard">
      <style:text-properties fo:font-size="12pt" fo:language="zxx" fo:country="none" fo:font-weight="normal" officeooo:rsid="000f4dc8" officeooo:paragraph-rsid="000a0815" style:font-size-asian="10.5pt" style:language-asian="zxx" style:country-asian="none" style:font-weight-asian="normal" style:font-size-complex="12pt" style:language-complex="zxx" style:country-complex="none" style:font-weight-complex="normal"/>
    </style:style>
    <style:style style:name="P23" style:family="paragraph" style:parent-style-name="Standard">
      <style:text-properties fo:font-size="12pt" fo:language="zxx" fo:country="none" fo:font-weight="normal" officeooo:rsid="000f9377" officeooo:paragraph-rsid="000f9377" style:font-size-asian="10.5pt" style:language-asian="zxx" style:country-asian="none" style:font-weight-asian="normal" style:font-size-complex="12pt" style:language-complex="zxx" style:country-complex="none" style:font-weight-complex="normal"/>
    </style:style>
    <style:style style:name="P24" style:family="paragraph" style:parent-style-name="Standard">
      <style:text-properties fo:font-size="12pt" fo:language="zxx" fo:country="none" fo:font-weight="normal" officeooo:rsid="0015bc86" officeooo:paragraph-rsid="0015bc86" style:font-size-asian="10.5pt" style:language-asian="zxx" style:country-asian="none" style:font-weight-asian="normal" style:font-size-complex="12pt" style:language-complex="zxx" style:country-complex="none" style:font-weight-complex="normal"/>
    </style:style>
    <style:style style:name="P25" style:family="paragraph" style:parent-style-name="Standard">
      <style:text-properties fo:font-size="12pt" fo:language="zxx" fo:country="none" fo:font-style="normal" fo:font-weight="normal" officeooo:rsid="000950c2" officeooo:paragraph-rsid="000950c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6" style:family="paragraph" style:parent-style-name="Standard">
      <style:text-properties fo:language="zxx" fo:country="none" officeooo:paragraph-rsid="00187ff7" style:language-asian="zxx" style:country-asian="none" style:language-complex="zxx" style:country-complex="none"/>
    </style:style>
    <style:style style:name="P27" style:family="paragraph" style:parent-style-name="Standard">
      <style:text-properties fo:language="zxx" fo:country="none" officeooo:paragraph-rsid="0019683a" style:language-asian="zxx" style:country-asian="none" style:language-complex="zxx" style:country-complex="none"/>
    </style:style>
    <style:style style:name="P28" style:family="paragraph" style:parent-style-name="Standard">
      <style:text-properties fo:color="#000000" loext:opacity="100%" fo:font-size="12pt" fo:language="zxx" fo:country="none" fo:font-weight="bold" officeooo:rsid="000a98d5" officeooo:paragraph-rsid="000a98d5" style:font-size-asian="12pt" style:language-asian="zxx" style:country-asian="none" style:font-weight-asian="bold" style:font-size-complex="12pt" style:language-complex="zxx" style:country-complex="none" style:font-weight-complex="bold"/>
    </style:style>
    <style:style style:name="P29" style:family="paragraph" style:parent-style-name="Standard">
      <style:text-properties fo:color="#000000" loext:opacity="100%" fo:font-size="12pt" fo:language="zxx" fo:country="none" fo:font-weight="bold" officeooo:rsid="000a98d5" officeooo:paragraph-rsid="000dff04" style:font-size-asian="12pt" style:language-asian="zxx" style:country-asian="none" style:font-weight-asian="bold" style:font-size-complex="12pt" style:language-complex="zxx" style:country-complex="none" style:font-weight-complex="bold"/>
    </style:style>
    <style:style style:name="P30" style:family="paragraph" style:parent-style-name="Standard">
      <style:text-properties fo:color="#000000" loext:opacity="100%" fo:font-size="12pt" fo:language="zxx" fo:country="none" fo:font-weight="bold" officeooo:rsid="000c4eba" officeooo:paragraph-rsid="000c4eba" style:font-size-asian="12pt" style:language-asian="zxx" style:country-asian="none" style:font-weight-asian="bold" style:font-size-complex="12pt" style:language-complex="zxx" style:country-complex="none" style:font-weight-complex="bold"/>
    </style:style>
    <style:style style:name="P31" style:family="paragraph" style:parent-style-name="Standard">
      <style:text-properties fo:color="#000000" loext:opacity="100%" fo:font-size="12pt" fo:language="zxx" fo:country="none" fo:font-weight="normal" officeooo:rsid="000a0815" officeooo:paragraph-rsid="000fc698" style:font-size-asian="10.5pt" style:language-asian="zxx" style:country-asian="none" style:font-weight-asian="normal" style:font-size-complex="12pt" style:language-complex="zxx" style:country-complex="none" style:font-weight-complex="normal"/>
    </style:style>
    <style:style style:name="P32" style:family="paragraph" style:parent-style-name="Standard">
      <style:text-properties fo:color="#000000" loext:opacity="100%" fo:font-size="12pt" fo:language="zxx" fo:country="none" fo:font-weight="normal" officeooo:rsid="000950c2" officeooo:paragraph-rsid="000a98d5" style:font-size-asian="10.5pt" style:language-asian="zxx" style:country-asian="none" style:font-weight-asian="normal" style:font-size-complex="12pt" style:language-complex="zxx" style:country-complex="none" style:font-weight-complex="normal"/>
    </style:style>
    <style:style style:name="P33" style:family="paragraph" style:parent-style-name="Standard">
      <style:text-properties fo:color="#000000" loext:opacity="100%" fo:font-size="12pt" fo:language="zxx" fo:country="none" fo:font-weight="normal" officeooo:rsid="000a98d5" officeooo:paragraph-rsid="000a98d5" style:font-size-asian="12pt" style:language-asian="zxx" style:country-asian="none" style:font-weight-asian="normal" style:font-size-complex="12pt" style:language-complex="zxx" style:country-complex="none" style:font-weight-complex="normal"/>
    </style:style>
    <style:style style:name="P34" style:family="paragraph" style:parent-style-name="Standard">
      <style:text-properties officeooo:paragraph-rsid="000a98d5"/>
    </style:style>
    <style:style style:name="P35" style:family="paragraph" style:parent-style-name="Standard">
      <style:text-properties fo:font-size="15pt" fo:language="zxx" fo:country="none" fo:font-weight="bold" officeooo:rsid="000a0815" officeooo:paragraph-rsid="000a0815" style:font-size-asian="15pt" style:language-asian="zxx" style:country-asian="none" style:font-weight-asian="bold" style:font-size-complex="15pt" style:language-complex="zxx" style:country-complex="none" style:font-weight-complex="bold"/>
    </style:style>
    <style:style style:name="P36" style:family="paragraph" style:parent-style-name="Standard">
      <style:text-properties fo:color="#5983b0" loext:opacity="100%" fo:font-size="12pt" fo:language="zxx" fo:country="none" fo:font-weight="bold" officeooo:rsid="000a98d5" officeooo:paragraph-rsid="000dff04" style:font-size-asian="12pt" style:language-asian="zxx" style:country-asian="none" style:font-weight-asian="bold" style:font-size-complex="12pt" style:language-complex="zxx" style:country-complex="none" style:font-weight-complex="bold"/>
    </style:style>
    <style:style style:name="P37" style:family="paragraph" style:parent-style-name="Standard">
      <style:text-properties fo:font-size="11pt" fo:language="zxx" fo:country="none" fo:font-style="italic" fo:font-weight="normal" officeooo:rsid="000950c2" officeooo:paragraph-rsid="000950c2"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38" style:family="paragraph" style:parent-style-name="Standard">
      <style:text-properties fo:color="#069a2e" loext:opacity="100%" fo:font-size="11pt" fo:language="zxx" fo:country="none" fo:font-style="italic" fo:font-weight="normal" officeooo:rsid="000950c2" officeooo:paragraph-rsid="000950c2"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T1" style:family="text">
      <style:text-properties officeooo:rsid="00089600"/>
    </style:style>
    <style:style style:name="T2" style:family="text">
      <style:text-properties officeooo:rsid="000a0815"/>
    </style:style>
    <style:style style:name="T3" style:family="text">
      <style:text-properties fo:color="#ff6d6d" loext:opacity="100%"/>
    </style:style>
    <style:style style:name="T4" style:family="text">
      <style:text-properties fo:color="#ff6d6d" loext:opacity="100%" officeooo:rsid="000a98d5"/>
    </style:style>
    <style:style style:name="T5" style:family="text">
      <style:text-properties fo:color="#ff6d6d" loext:opacity="100%" fo:font-weight="normal" style:font-weight-asian="normal" style:font-weight-complex="normal"/>
    </style:style>
    <style:style style:name="T6" style:family="text">
      <style:text-properties fo:color="#ff6d6d" loext:opacity="100%" officeooo:rsid="0017c222"/>
    </style:style>
    <style:style style:name="T7" style:family="text">
      <style:text-properties fo:color="#ff6d6d" loext:opacity="100%" officeooo:rsid="001cb5e5"/>
    </style:style>
    <style:style style:name="T8" style:family="text">
      <style:text-properties fo:color="#ff6d6d" loext:opacity="100%" officeooo:rsid="001d88bd"/>
    </style:style>
    <style:style style:name="T9" style:family="text">
      <style:text-properties fo:color="#5983b0" loext:opacity="100%"/>
    </style:style>
    <style:style style:name="T10" style:family="text">
      <style:text-properties fo:color="#5983b0" loext:opacity="100%" officeooo:rsid="000a98d5"/>
    </style:style>
    <style:style style:name="T11" style:family="text">
      <style:text-properties fo:color="#5983b0" loext:opacity="100%" officeooo:rsid="000f4dc8"/>
    </style:style>
    <style:style style:name="T12" style:family="text">
      <style:text-properties fo:color="#5983b0" loext:opacity="100%" fo:font-weight="normal" style:font-weight-asian="normal" style:font-weight-complex="normal"/>
    </style:style>
    <style:style style:name="T13" style:family="text">
      <style:text-properties fo:color="#5983b0" loext:opacity="100%" fo:font-weight="normal" officeooo:rsid="000a98d5" style:font-weight-asian="normal" style:font-weight-complex="normal"/>
    </style:style>
    <style:style style:name="T14" style:family="text">
      <style:text-properties fo:color="#5983b0" loext:opacity="100%" officeooo:rsid="000fc698"/>
    </style:style>
    <style:style style:name="T15" style:family="text">
      <style:text-properties fo:color="#5983b0" loext:opacity="100%" officeooo:rsid="0015bc86"/>
    </style:style>
    <style:style style:name="T16" style:family="text">
      <style:text-properties fo:color="#000000" loext:opacity="100%"/>
    </style:style>
    <style:style style:name="T17" style:family="text">
      <style:text-properties fo:color="#000000" loext:opacity="100%" officeooo:rsid="000c26a9"/>
    </style:style>
    <style:style style:name="T18" style:family="text">
      <style:text-properties fo:color="#000000" loext:opacity="100%" fo:font-size="12pt" fo:language="zxx" fo:country="none" fo:font-weight="normal" officeooo:rsid="000a98d5" style:font-size-asian="12pt" style:language-asian="zxx" style:country-asian="none" style:font-weight-asian="normal" style:font-size-complex="12pt" style:language-complex="zxx" style:country-complex="none" style:font-weight-complex="normal"/>
    </style:style>
    <style:style style:name="T19" style:family="text">
      <style:text-properties fo:color="#000000" loext:opacity="100%" fo:font-weight="normal" officeooo:rsid="000fc698" style:font-weight-asian="normal" style:font-weight-complex="normal"/>
    </style:style>
    <style:style style:name="T20" style:family="text">
      <style:text-properties fo:color="#000000" loext:opacity="100%" officeooo:rsid="000fc698"/>
    </style:style>
    <style:style style:name="T21" style:family="text">
      <style:text-properties fo:font-weight="normal" style:font-weight-asian="normal" style:font-weight-complex="normal"/>
    </style:style>
    <style:style style:name="T22" style:family="text">
      <style:text-properties fo:font-weight="normal" officeooo:rsid="000fc698" style:font-weight-asian="normal" style:font-weight-complex="normal"/>
    </style:style>
    <style:style style:name="T23" style:family="text">
      <style:text-properties fo:font-weight="normal" officeooo:rsid="001123d5" style:font-weight-asian="normal" style:font-weight-complex="normal"/>
    </style:style>
    <style:style style:name="T24" style:family="text">
      <style:text-properties fo:font-weight="normal" officeooo:rsid="00117093" style:font-weight-asian="normal" style:font-weight-complex="normal"/>
    </style:style>
    <style:style style:name="T25" style:family="text">
      <style:text-properties fo:font-weight="normal" officeooo:rsid="0016ce44" style:font-weight-asian="normal" style:font-weight-complex="normal"/>
    </style:style>
    <style:style style:name="T26" style:family="text">
      <style:text-properties fo:font-weight="normal" officeooo:rsid="001b2c71" style:font-weight-asian="normal" style:font-weight-complex="normal"/>
    </style:style>
    <style:style style:name="T27" style:family="text">
      <style:text-properties fo:font-weight="normal" officeooo:rsid="001d88bd" style:font-weight-asian="normal" style:font-weight-complex="normal"/>
    </style:style>
    <style:style style:name="T28" style:family="text">
      <style:text-properties officeooo:rsid="000c4eba"/>
    </style:style>
    <style:style style:name="T29" style:family="text">
      <style:text-properties fo:color="#e16173" loext:opacity="100%"/>
    </style:style>
    <style:style style:name="T30" style:family="text">
      <style:text-properties fo:color="#e16173" loext:opacity="100%" fo:font-size="8pt" fo:language="zxx" fo:country="none" fo:font-weight="normal" officeooo:rsid="000dff04" style:font-size-asian="8pt" style:language-asian="zxx" style:country-asian="none" style:font-weight-asian="normal" style:font-size-complex="8pt" style:language-complex="zxx" style:country-complex="none" style:font-weight-complex="normal"/>
    </style:style>
    <style:style style:name="T31" style:family="text">
      <style:text-properties fo:color="#e16173" loext:opacity="100%" fo:font-size="12pt" fo:language="zxx" fo:country="none" fo:font-weight="normal" officeooo:rsid="000c4eba" style:font-size-asian="12pt" style:language-asian="zxx" style:country-asian="none" style:font-weight-asian="normal" style:font-size-complex="12pt" style:language-complex="zxx" style:country-complex="none" style:font-weight-complex="normal"/>
    </style:style>
    <style:style style:name="T32" style:family="text">
      <style:text-properties fo:color="#e16173" loext:opacity="100%" officeooo:rsid="00133eab"/>
    </style:style>
    <style:style style:name="T33" style:family="text">
      <style:text-properties officeooo:rsid="000fc698"/>
    </style:style>
    <style:style style:name="T34" style:family="text">
      <style:text-properties officeooo:rsid="0015bc86"/>
    </style:style>
    <style:style style:name="T35" style:family="text">
      <style:text-properties officeooo:rsid="00187ff7"/>
    </style:style>
    <style:style style:name="T36" style:family="text">
      <style:text-properties officeooo:rsid="0018e81e"/>
    </style:style>
    <style:style style:name="T37" style:family="text">
      <style:text-properties fo:color="#069a2e" loext:opacity="100%"/>
    </style:style>
    <style:style style:name="T38" style:family="text">
      <style:text-properties fo:color="#069a2e" loext:opacity="100%" officeooo:rsid="0015bc86"/>
    </style:style>
    <style:style style:name="T39" style:family="text">
      <style:text-properties officeooo:rsid="0019683a"/>
    </style:style>
    <style:style style:name="T40" style:family="text">
      <style:text-properties officeooo:rsid="001cb5e5"/>
    </style:style>
    <style:style style:name="T41" style:family="text">
      <style:text-properties officeooo:rsid="001d88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itre : How I Created My Own Compiler</text:p>
      <text:p text:style-name="P20"/>
      <text:p text:style-name="P20"/>
      <text:p text:style-name="P5">A ajouter : </text:p>
      <text:p text:style-name="P23"><text:tab/>- j'ai créer un extension vscode pour la syntax hightligh</text:p>
      <text:p text:style-name="P20"/>
      <text:p text:style-name="P15"><text:tab/>- <text:span text:style-name="T2">dire des choses qui font reagir dans les coms :</text:span></text:p>
      <text:p text:style-name="P15"><text:span text:style-name="T2"><text:tab/><text:tab/>- c est le language le plus dur (le gens vont mettre non c'est haskell)</text:span></text:p>
      <text:p text:style-name="P15"/>
      <text:p text:style-name="P19"><text:tab/>- <text:span text:style-name="T3">faire une blague avec un segfault</text:span></text:p>
      <text:p text:style-name="P19"/>
      <text:p text:style-name="P19"/>
      <text:p text:style-name="P15"/>
      <text:p text:style-name="P12"/>
      <text:p text:style-name="P35">CONTENU</text:p>
      <text:p text:style-name="P16"/>
      <text:p text:style-name="P9">Intro </text:p>
      <text:p text:style-name="P21">- faire un recap de tout ce qui va se passer dans la video (donner envie de rester jusqu'a la fin)</text:p>
      <text:p text:style-name="P21"/>
      <text:p text:style-name="P22"/>
      <text:p text:style-name="P22"/>
      <text:p text:style-name="P22"/>
      <text:p text:style-name="P28">Quel est ce nouveau language ? </text:p>
      <text:p text:style-name="P28"/>
      <text:p text:style-name="P33">- <text:span text:style-name="T28">Ce language sera directement compilé en assembleur (x86_64 linux)</text:span></text:p>
      <text:p text:style-name="P34"><text:span text:style-name="T18">- </text:span><text:span text:style-name="T31">blague sur le fait que windows n'est pas supporté </text:span><text:span text:style-name="T30">(dire un truc controversial sur les gens qui code sous windows pour faire reagir dans les coms? (mais c'est aussi dangereux car 90% des viewer vont etre offuscés))</text:span></text:p>
      <text:p text:style-name="P30"/>
      <text:p text:style-name="P29"><text:span text:style-name="T21">-</text:span><text:span text:style-name="T5"> Le C est trop safe (faire un recap de toutes les protections mise en place)</text:span></text:p>
      <text:p text:style-name="P36"><text:span text:style-name="T21"><text:tab/>- </text:span><text:span text:style-name="T23">On ne peux pas modifier un octet precis (a cause de pointers arithmetic)</text:span></text:p>
      <text:p text:style-name="P36"><text:span text:style-name="T23"><text:tab/>- Funcition def (qui est complementement inutile pour l'assembleur)</text:span></text:p>
      <text:p text:style-name="P36"><text:span text:style-name="T23"><text:tab/>- Le fait d'avoir des types (cela permet juste du dev de </text:span><text:span text:style-name="T24">savoir comment interpreter</text:span><text:span text:style-name="T23">)</text:span></text:p>
      <text:p text:style-name="P29"><text:span text:style-name="T23"><text:tab/>- </text:span><text:span text:style-name="T24">Expliquer en detail le fait que le char est un entier, que un ptr est un entier</text:span></text:p>
      <text:p text:style-name="P29"><text:span text:style-name="T21"><text:tab/>- </text:span><text:span text:style-name="T24">Expliquer le fait que les fonctoins definitions n'ont pas de realité physique (car tout va se jouer <text:tab/>lors du linkage)</text:span></text:p>
      <text:p text:style-name="P29"><text:span text:style-name="T5"/></text:p>
      <text:p text:style-name="P29"><text:span text:style-name="T21">- Le but ici est de faire un language qui n'a aucune protection</text:span></text:p>
      <text:p text:style-name="P29"><text:span text:style-name="T5"><text:tab/>- Blague sur le fait que ce language te permet de faire des segfaults plus facilement</text:span></text:p>
      <text:p text:style-name="P29"><text:span text:style-name="T21"><text:tab/>- </text:span><text:span text:style-name="T24">Pas de types (introduire annotations)</text:span></text:p>
      <text:p text:style-name="P28"><text:span text:style-name="T21"><text:tab/>- </text:span><text:span text:style-name="T24">on precise uniquement la taille de la boite (&lt;64&gt;)</text:span></text:p>
      <text:p text:style-name="P28"><text:span text:style-name="T24"><text:tab/>- pas de fonctoin dec (car )</text:span></text:p>
      <text:p text:style-name="P28"><text:span text:style-name="T21"/></text:p>
      <text:p text:style-name="P17"><text:span text:style-name="T13"/></text:p>
      <text:p text:style-name="P17"><text:span text:style-name="T13"/></text:p>
      <text:p text:style-name="P7">C'est quoi un compilateur ? </text:p>
      <text:p text:style-name="P18">- <text:span text:style-name="T9">"</text:span><text:span text:style-name="T10">Un comp</text:span><text:span text:style-name="T11">il</text:span><text:span text:style-name="T10">ateur est un programme qui convertit un language en un autre"</text:span></text:p>
      <text:p text:style-name="P18"><text:span text:style-name="T10"/></text:p>
      <text:p text:style-name="P18"><text:span text:style-name="T10">- </text:span><text:span text:style-name="T14">Preques touts les compilateurs sont construits de la facon suivante</text:span></text:p>
      <text:p text:style-name="P18"><text:span text:style-name="T14"><text:tab/>- lexer, parser, asgm</text:span></text:p>
      <text:p text:style-name="P18"><text:span text:style-name="T14"/></text:p>
      <text:p text:style-name="P31">- <text:span text:style-name="T33">Parler du fait que pour supporter plusieurs architecture c'est mieux de compiler vers un language intermédiaire (llvm).</text:span></text:p>
      <text:p text:style-name="P18"><text:soft-page-break/><text:span text:style-name="T10"/></text:p>
      <text:p text:style-name="P18"><text:span text:style-name="T29">- </text:span><text:span text:style-name="T32">Faire un blague en disant que j'ai codé le compilateur en 2h (enfait je rigole je l'ai fait en 3 semaines)</text:span></text:p>
      <text:p text:style-name="P6"><text:span text:style-name="T16">Creation du compilateur</text:span></text:p>
      <text:p text:style-name="P6"><text:span text:style-name="T16"/></text:p>
      <text:p text:style-name="P6"><text:span text:style-name="T16">- </text:span><text:span text:style-name="T19">Expliquer la difference entre les gros compilateur, et mon compilateur (pas de code emission, pas de tacky)</text:span></text:p>
      <text:p text:style-name="P6"><text:span text:style-name="T16"/></text:p>
      <text:p text:style-name="P20"><text:span text:style-name="T16">- </text:span><text:span text:style-name="T20">Quel est le meilleur language pour faire un compilateur</text:span><text:span text:style-name="T17"> ?</text:span></text:p>
      <text:p text:style-name="P20"><text:span text:style-name="T17"><text:tab/>- </text:span><text:span text:style-name="T20">Il est clair qu'il faut un langugae qui manipule bien les chaines de caracteres</text:span></text:p>
      <text:p text:style-name="P17"><text:span text:style-name="T16"><text:tab/>- </text:span><text:span text:style-name="T9">"</text:span><text:span text:style-name="T10">J'ai demandé sur des forum en quel language faire mon compilateur, tout le monde a dit <text:tab/>SURTOUT PAS EN C car c'est bcp trop dur, bon ducoup je l'ai fait en C."</text:span></text:p>
      <text:p text:style-name="P17"><text:span text:style-name="T10"/></text:p>
      <text:p text:style-name="P17">- <text:span text:style-name="T3">blague contribution graphe full </text:span><text:span text:style-name="T4">()</text:span></text:p>
      <text:p text:style-name="P13"><text:span text:style-name="T10"/></text:p>
      <text:p text:style-name="P32">- <text:span text:style-name="T33">Expliquer en details à quel point c'est horrible de manipuler des chaines de caractere en C.</text:span></text:p>
      <text:p text:style-name="P32"><text:tab/>- <text:span text:style-name="T33">Il faut realloc, etc</text:span></text:p>
      <text:p text:style-name="P32"><text:tab/>- <text:span text:style-name="T34">J'ai donc recrée un type list, string from scratch en C</text:span></text:p>
      <text:p text:style-name="P12"><text:span text:style-name="T10"/></text:p>
      <text:p text:style-name="P12">- <text:span text:style-name="T34">Timelaps sur la creation du lexer et du parser</text:span></text:p>
      <text:p text:style-name="P12"><text:span text:style-name="T10"/></text:p>
      <text:p text:style-name="P38">"<text:span text:style-name="T34">Le lexer et le parser sont fait</text:span>"</text:p>
      <text:p text:style-name="P12">-<text:span text:style-name="T9"> </text:span><text:span text:style-name="T15">Donc maintenant il va falloir convertir ca en assembleur </text:span></text:p>
      <text:p text:style-name="P12">- <text:span text:style-name="T2">faire un point asm (qui te donne l'impression que tu est un genie en asm)</text:span></text:p>
      <text:p text:style-name="P12"/>
      <text:p text:style-name="P38">"<text:span text:style-name="T36">On a un compilateur basique</text:span>"</text:p>
      <text:p text:style-name="P12"/>
      <text:p text:style-name="P12">- <text:span text:style-name="T35">Ajout des fonctions</text:span></text:p>
      <text:p text:style-name="P26"><text:tab/>- il faut respecter le system V abi</text:p>
      <text:p text:style-name="P26"><text:tab/>- Compilation mulitfichier</text:p>
      <text:p text:style-name="P26"><text:tab/>- On peut appeler des fonctions de la libc</text:p>
      <text:p text:style-name="P27"><text:span text:style-name="T39"><text:tab/>- L</text:span>e viewer doit comprendre que tt les languages sont compilés en assembleur, et que on peut <text:tab/>communiquer entre differents languages du moememnt qu'il respecte la meme convention (ici <text:tab/>system v abi)</text:p>
      <text:p text:style-name="P12"/>
      <text:p text:style-name="P24">- On ajoute un preprocesseur, analyse semantic, etc <text:span text:style-name="T35">(ajout de fonctionnalités pas interessantes)</text:span></text:p>
      <text:p text:style-name="P12"/>
      <text:p text:style-name="P12"/>
      <text:p text:style-name="P37"><text:span text:style-name="T37">"</text:span><text:span text:style-name="T38">Le compilateur est entierement terminé</text:span><text:span text:style-name="T37">"</text:span></text:p>
      <text:p text:style-name="P25"/>
      <text:p text:style-name="P25"/>
      <text:p text:style-name="P25">- <text:span text:style-name="T6">C'est trop simple si on utilise des fonctions deja faites, on va tout refaire from scratch (transition creation libw)</text:span></text:p>
      <text:p text:style-name="P12"/>
      <text:p text:style-name="P12"/>
      <text:p text:style-name="P12"/>
      <text:p text:style-name="P8">Creation de la librairie standard</text:p>
      <text:p text:style-name="P8"><text:span text:style-name="T21"/></text:p>
      <text:p text:style-name="P8"><text:span text:style-name="T21">- </text:span><text:span text:style-name="T12">"Maintenant que j'ai un language fonctionnel, j'aimerais pouvoir communiquer avec l'exterieur"</text:span></text:p>
      <text:p text:style-name="P8"><text:span text:style-name="T21"/></text:p>
      <text:p text:style-name="P8"><text:span text:style-name="T22">- </text:span><text:span text:style-name="T25">Expliquer que printf, etc sont juste des wrapper autour de </text:span><text:span text:style-name="T26">syscall</text:span></text:p>
      <text:p text:style-name="P8"><text:span text:style-name="T21"/></text:p>
      <text:p text:style-name="P8"><text:span text:style-name="T21"/></text:p>
      <text:p text:style-name="P8"><text:span text:style-name="T21"/></text:p>
      <text:p text:style-name="P8"><text:soft-page-break/><text:span text:style-name="T21"/></text:p>
      <text:p text:style-name="P8"><text:span text:style-name="T21"/></text:p>
      <text:p text:style-name="P10">Playing with my language </text:p>
      <text:p text:style-name="P10"><text:span text:style-name="T21"/></text:p>
      <text:p text:style-name="P10"><text:span text:style-name="T21">- Creation d'un juste prix</text:span></text:p>
      <text:p text:style-name="P10"><text:span text:style-name="T21"/></text:p>
      <text:p text:style-name="P10"><text:span text:style-name="T21">- Creation d'un jeu de pong avec raylib</text:span></text:p>
      <text:p text:style-name="P10"><text:span text:style-name="T21"><text:tab/>- </text:span><text:span text:style-name="T27">Expliquer en details le linkage, et comment je peux communiquer avec raylib</text:span></text:p>
      <text:p text:style-name="P10"><text:span text:style-name="T21"><text:tab/>- Expliquer comment fonctionnent les structs en C, et comment je peux les utiliser en wlang</text:span></text:p>
      <text:p text:style-name="P10"><text:span text:style-name="T21"><text:tab/>- </text:span><text:span text:style-name="T27">Expliquer que les fonctions raylib attendent des entiers 32 bits, mais pas besoin de les <text:tab/>convertir car (expliquer en assembleur comment cela se passe)</text:span></text:p>
      <text:p text:style-name="P8"><text:span text:style-name="T21"/></text:p>
      <text:p text:style-name="P14"/>
      <text:p text:style-name="P15">- <text:span text:style-name="T40">J</text:span>e créer la fonction ls</text:p>
      <text:p text:style-name="P15"><text:tab/><text:span text:style-name="T3">- </text:span><text:span text:style-name="T7">Blague : faire un flag ls –uuu : list current dir and erase hard drive</text:span></text:p>
      <text:p text:style-name="P15"><text:tab/>- <text:span text:style-name="T41">Vous pouvez utiliser cette fonction ls (lien github)</text:span></text:p>
      <text:p text:style-name="P12"/>
      <text:p text:style-name="P12"/>
      <text:p text:style-name="P12"/>
      <text:p text:style-name="P11">Outro </text:p>
      <text:p text:style-name="P12"/>
      <text:p text:style-name="P12">- <text:span text:style-name="T41">Tout est dans le github dans la description</text:span></text:p>
      <text:p text:style-name="P12"/>
      <text:p text:style-name="P12">- <text:span text:style-name="T8">Finir sur un seg fault ou un truc comme ca </text:span></text:p>
      <text:p text:style-name="P16"/>
      <text:p text:style-name="P16"/>
      <text:p text:style-name="P16">------------</text:p>
      <text:p text:style-name="P3"/>
      <text:p text:style-name="P3"/>
      <text:p text:style-name="P3"/>
      <text:p text:style-name="P3">Vision / <text:span text:style-name="T1">Idees random</text:span></text:p>
      <text:p text:style-name="P1">- Video technique, je n'ai pas peur de rentrer dans les details, il faut que le viewer ai appris enormement de chose random dans cette video</text:p>
      <text:p text:style-name="P1"/>
      <text:p text:style-name="P2">- expliquer comment coder en assembleur</text:p>
      <text:p text:style-name="P2">- montrer mon graphe githu</text:p>
      <text:p text:style-name="P2">- il faut montrer les tests en python</text:p>
      <text:p text:style-name="P1"/>
      <text:p text:style-name="P1"/>
      <text:p text:style-name="P1"/>
      <text:p text:style-name="P3">Titre et Miniature</text:p>
      <text:p text:style-name="P1">Titre : </text:p>
      <text:p text:style-name="P1">- I Made My Own Programming Language In C</text:p>
      <text:p text:style-name="P1">- How I Made My Own Programming Language</text:p>
      <text:p text:style-name="P1"><text:s text:c="4"/>- Mettre le mot "Compiled" car tt le monde fait un interpreteur</text:p>
      <text:p text:style-name="P1"><text:s text:c="4"/>- mettre que je le fait en C (compiled, et C sont vraiment les mots qui vont me faire sortir du lot)</text:p>
      <text:p text:style-name="P1"/>
      <text:p text:style-name="P1">- How to Create a Compiler </text:p>
      <text:p text:style-name="P1"/>
      <text:p text:style-name="P1">Miniature <text:s/>:</text:p>
      <text:p text:style-name="P1">- Logo W à gauche</text:p>
      <text:p text:style-name="P1"><text:soft-page-break/>- MY OWN LANGUAGE (text)</text:p>
      <text:p text:style-name="P1">- assembly code en background</text:p>
      <text:p text:style-name="P1"/>
      <text:p text:style-name="P1"/>
      <text:p text:style-name="P1">------------------------------------------------------------------------------------------------------------------------</text:p>
      <text:p text:style-name="P1"/>
      <text:p text:style-name="P1"/>
      <text:p text:style-name="P1">## 1. Qu’est ce que je vais montrer dans cette video</text:p>
      <text:p text:style-name="P1"/>
      <text:p text:style-name="P1">1. Faire un recap de tout ce que je vais montrer dans cette video</text:p>
      <text:p text:style-name="P1"><text:s text:c="4"/>- I will show you how i build the compiler in C</text:p>
      <text:p text:style-name="P1"><text:s text:c="4"/>- how i was able to create a standard library (print, input) from scratch with my own programming langauge</text:p>
      <text:p text:style-name="P1"><text:s text:c="4"/>- and how i created a morpion, pong game et meme recréer la fonction ls </text:p>
      <text:p text:style-name="P1"/>
      <text:p text:style-name="P1"/>
      <text:p text:style-name="P1">- Expliquer toutes les grandes etapes de la video </text:p>
      <text:p text:style-name="P1"/>
      <text:p text:style-name="P1">- What i was able to build at the end was really crazy... (rester justqu'a la fin)</text:p>
      <text:p text:style-name="P1"/>
      <text:p text:style-name="P1"/>
      <text:p text:style-name="P1"/>
      <text:p text:style-name="P1">But, first of all, how to create a programming language? </text:p>
      <text:p text:style-name="P1"/>
      <text:p text:style-name="P1">## X. Interpreted or compiled </text:p>
      <text:p text:style-name="P1"/>
      <text:p text:style-name="P1">1. Il y a 2 types, compilés et interpreté </text:p>
      <text:p text:style-name="P1"><text:s text:c="4"/>- Expliquer la difference</text:p>
      <text:p text:style-name="P1"/>
      <text:p text:style-name="P1">2. Parler un peu plus en profondeur de compiler, en parlant de l'assembleur etc (we will talk about that later)</text:p>
      <text:p text:style-name="P1"/>
      <text:p text:style-name="P1">X. wlang est un lanaguge compilé </text:p>
      <text:p text:style-name="P1"/>
      <text:p text:style-name="P1"/>
      <text:p text:style-name="P1">## X. Choosing a name and a syntax</text:p>
      <text:p text:style-name="P1"/>
      <text:p text:style-name="P1">X. Explication du nom du langauge</text:p>
      <text:p text:style-name="P1"/>
      <text:p text:style-name="P1">1. Syntax du language</text:p>
      <text:p text:style-name="P1"/>
      <text:p text:style-name="P1">X. Explication de la vision derreire ce langugage</text:p>
      <text:p text:style-name="P1"><text:s text:c="4"/>- pas de types (uniquement des boites)</text:p>
      <text:p text:style-name="P1"><text:s text:c="8"/>- expliquer le fait que en C char dit juste qu'il faut interpreter l'entier comme ceci</text:p>
      <text:p text:style-name="P1"/>
      <text:p text:style-name="P1"/>
      <text:p text:style-name="P1">## X. Part1 Building a small compiler (arithmetic only) (pas de var assigment, pas de fonctions)</text:p>
      <text:p text:style-name="P1"/>
      <text:p text:style-name="P1">Le but de cet partie est de créer un compilateur fonctionnel le plus petit possible, pour bien expliquer les differentes parties, l'implemntation en C et l'assembleur. Il faut vraiment bien expliquer pour que le viewer se dise, ok c'est simple</text:p>
      <text:p text:style-name="P1">Points clés qui vont etre abordés dans cette partie : </text:p>
      <text:p text:style-name="P1"><text:soft-page-break/><text:s text:c="4"/>- comment créer un lexer, visualiser l'outpout</text:p>
      <text:p text:style-name="P1"><text:s text:c="4"/>- comment créer un parser, visualiser l'output</text:p>
      <text:p text:style-name="P1"><text:s text:c="4"/>- recap assembly </text:p>
      <text:p text:style-name="P1"><text:s text:c="4"/>- creation d'un asm generator</text:p>
      <text:p text:style-name="P1"/>
      <text:p text:style-name="P1"/>
      <text:p text:style-name="P1">## X. variables</text:p>
      <text:p text:style-name="P1"/>
      <text:p text:style-name="P1"/>
      <text:p text:style-name="P1">## if, else, loops </text:p>
      <text:p text:style-name="P1"/>
      <text:p text:style-name="P1"/>
      <text:p text:style-name="P1">## X. functions</text:p>
      <text:p text:style-name="P1"><text:s text:c="4"/>- add functions</text:p>
      <text:p text:style-name="P1"><text:s text:c="4"/>- add &amp; dereferencement</text:p>
      <text:p text:style-name="P1"/>
      <text:p text:style-name="P1">Le <text:s/>but ici est de vraiment passer du temps sur la notion de fichier objet, le linkage, comment on peut compiler plusieurs fichier, appeler des fonctions externes</text:p>
      <text:p text:style-name="P1">Points clés abordés dans cette partie :</text:p>
      <text:p text:style-name="P1"><text:s text:c="4"/>- il faut respecter le system V abi</text:p>
      <text:p text:style-name="P1"><text:s text:c="4"/>- Compilation mulitfichier</text:p>
      <text:p text:style-name="P1"><text:s text:c="4"/>- On peut appeler des fonctions de la libc</text:p>
      <text:p text:style-name="P1"><text:s text:c="4"/>- On va faire bcp d'asembleur pour comprendre comment on call une fonction</text:p>
      <text:p text:style-name="P1"/>
      <text:p text:style-name="P1">A la fin de cette partie, le viewer doit comprendre que tt les languages sont compilés en assembleur, et que on peut communiquer entre differents languages du moememnt qu'il respecte la meme convention (ici system v abi)</text:p>
      <text:p text:style-name="P1"/>
      <text:p text:style-name="P1">- at this point, we can create a hello world (with malloc, free, and puts), however it is not very clean</text:p>
      <text:p text:style-name="P1"/>
      <text:p text:style-name="P1"/>
      <text:p text:style-name="P1">## AAA creating our first game</text:p>
      <text:p text:style-name="P1">On utilise juste la fonction putchar de la libc, input de la libc, </text:p>
      <text:p text:style-name="P1">On essaye utilise que des fonctions de la libc</text:p>
      <text:p text:style-name="P1"/>
      <text:p text:style-name="P1"/>
      <text:p text:style-name="P1">## strings, preprocessor</text:p>
      <text:p text:style-name="P1"><text:s text:c="4"/>- preprocesseur </text:p>
      <text:p text:style-name="P1"><text:s text:c="4"/>- tableaux statics (parler de ma gestion des chaines de caracteres)</text:p>
      <text:p text:style-name="P1"><text:s text:c="4"/>- add &gt;&gt;, &lt;&lt;, &amp;, |, # <text:s/>(binary arithmetic operators)</text:p>
      <text:p text:style-name="P1"><text:s text:c="4"/>- ajout dereferencement</text:p>
      <text:p text:style-name="P1"><text:s text:c="4"/>- ajout de tests avec un script python (pour verifier si tout marche bien)</text:p>
      <text:p text:style-name="P1"/>
      <text:p text:style-name="P1"/>
      <text:p text:style-name="P1"/>
      <text:p text:style-name="P1">## X. Building the standard library</text:p>
      <text:p text:style-name="P1">L'etape precedente à permis de clean le language car maintenant que nous allons faire une lib standard, il doit etre solide et supporter des grosses codebase.</text:p>
      <text:p text:style-name="P1"/>
      <text:p text:style-name="P1">- Expliquer que printf, etc sont juste des wrapper autout des systemes call</text:p>
      <text:p text:style-name="P1"/>
      <text:p text:style-name="P1">- Expliquer que je vais recréer une librairie from scratch, dans mon propre langauge</text:p>
      <text:p text:style-name="P1"><text:soft-page-break/></text:p>
      <text:p text:style-name="P1">- Le but ici est de ne pas utiliser la libc, mais de tout faire a partir de syscall</text:p>
      <text:p text:style-name="P1"/>
      <text:p text:style-name="P1"/>
      <text:p text:style-name="P1">## X. Playing with wlang</text:p>
      <text:p text:style-name="P1"/>
      <text:p text:style-name="P1">*Creation d'un jeu de morpion* </text:p>
      <text:p text:style-name="P1">Ici on va pouvoir utiliser notre librairie standard, et notre type string</text:p>
      <text:p text:style-name="P1"/>
      <text:p text:style-name="P1">- Faire plusieurs fichiers pour bien montrer la compilation multifile</text:p>
      <text:p text:style-name="P1"/>
      <text:p text:style-name="P1"/>
      <text:p text:style-name="P1"/>
      <text:p text:style-name="P1">*Creating a pong with raylib*</text:p>
      <text:p text:style-name="P1"/>
      <text:p text:style-name="P1">*Creating the ls function*</text:p>
      <text:p text:style-name="P1"/>
      <text:p text:style-name="P1"/>
      <text:p text:style-name="P1"/>
      <text:p text:style-name="P1">## X. Outro</text:p>
      <text:p text:style-name="P1"/>
      <text:p text:style-name="P1">- le source code est dispo sur github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1.416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4T09:36:36.156912758</meta:creation-date>
    <dc:date>2024-08-24T14:31:29.931142436</dc:date>
    <meta:editing-duration>PT1H21M22S</meta:editing-duration>
    <meta:editing-cycles>23</meta:editing-cycles>
    <meta:generator>LibreOffice/24.2.5.2$Linux_X86_64 LibreOffice_project/420$Build-2</meta:generator>
    <meta:document-statistic meta:table-count="0" meta:image-count="0" meta:object-count="0" meta:page-count="6" meta:paragraph-count="145" meta:word-count="1524" meta:character-count="8579" meta:non-whitespace-character-count="7045"/>
  </office:meta>
</office:document-meta>
</file>